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537a" officeooo:paragraph-rsid="001e537a"/>
    </style:style>
    <style:style style:name="P2" style:family="paragraph" style:parent-style-name="Text_20_body">
      <style:text-properties officeooo:rsid="001e537a" officeooo:paragraph-rsid="0029be0f"/>
    </style:style>
    <style:style style:name="P3" style:family="paragraph" style:parent-style-name="Text_20_body">
      <style:text-properties officeooo:rsid="0029be0f" officeooo:paragraph-rsid="0029be0f"/>
    </style:style>
    <style:style style:name="P4" style:family="paragraph" style:parent-style-name="Text_20_body">
      <style:text-properties style:text-underline-style="none" officeooo:rsid="001e537a" officeooo:paragraph-rsid="0029be0f"/>
    </style:style>
    <style:style style:name="P5" style:family="paragraph" style:parent-style-name="Text_20_body">
      <style:text-properties officeooo:rsid="00328430" officeooo:paragraph-rsid="00328430"/>
    </style:style>
    <style:style style:name="P6" style:family="paragraph" style:parent-style-name="Standard">
      <style:text-properties officeooo:paragraph-rsid="003745de"/>
    </style:style>
    <style:style style:name="P7" style:family="paragraph" style:parent-style-name="Text_20_body">
      <style:text-properties officeooo:rsid="0033a6f9" officeooo:paragraph-rsid="003af5b5"/>
    </style:style>
    <style:style style:name="P8" style:family="paragraph" style:parent-style-name="Standard">
      <style:text-properties officeooo:rsid="003ef514" officeooo:paragraph-rsid="003ef514"/>
    </style:style>
    <style:style style:name="P9" style:family="paragraph" style:parent-style-name="Text_20_body">
      <style:text-properties officeooo:rsid="003ef514" officeooo:paragraph-rsid="003ef514"/>
    </style:style>
    <style:style style:name="P10" style:family="paragraph" style:parent-style-name="Text_20_body">
      <style:text-properties officeooo:paragraph-rsid="003ef514"/>
    </style:style>
    <style:style style:name="P11" style:family="paragraph" style:parent-style-name="Text_20_body">
      <style:text-properties officeooo:rsid="00438f67" officeooo:paragraph-rsid="00438f67"/>
    </style:style>
    <style:style style:name="P12" style:family="paragraph" style:parent-style-name="Text_20_body">
      <style:text-properties officeooo:rsid="00469288" officeooo:paragraph-rsid="00469288"/>
    </style:style>
    <style:style style:name="P13" style:family="paragraph" style:parent-style-name="Heading_20_2">
      <style:text-properties officeooo:rsid="00328430" officeooo:paragraph-rsid="00328430"/>
    </style:style>
    <style:style style:name="P14" style:family="paragraph" style:parent-style-name="Heading_20_3">
      <style:text-properties officeooo:rsid="00328430" officeooo:paragraph-rsid="00328430"/>
    </style:style>
    <style:style style:name="P15" style:family="paragraph" style:parent-style-name="Heading_20_3">
      <style:text-properties officeooo:paragraph-rsid="003745de"/>
    </style:style>
    <style:style style:name="P16" style:family="paragraph" style:parent-style-name="Heading_20_3">
      <style:text-properties officeooo:rsid="003ef514" officeooo:paragraph-rsid="003ef514"/>
    </style:style>
    <style:style style:name="P17" style:family="paragraph" style:parent-style-name="Standard" style:list-style-name="L7">
      <style:text-properties officeooo:paragraph-rsid="003745de"/>
    </style:style>
    <style:style style:name="P18" style:family="paragraph" style:parent-style-name="Standard" style:list-style-name="L7">
      <style:text-properties officeooo:rsid="0036c4ca" officeooo:paragraph-rsid="003745de"/>
    </style:style>
    <style:style style:name="P19" style:family="paragraph" style:parent-style-name="Standard" style:list-style-name="L7">
      <style:text-properties officeooo:rsid="003ef514" officeooo:paragraph-rsid="003ef514"/>
    </style:style>
    <style:style style:name="P20" style:family="paragraph" style:parent-style-name="Text_20_body" style:list-style-name="L1">
      <style:text-properties officeooo:rsid="001e537a" officeooo:paragraph-rsid="001e537a"/>
    </style:style>
    <style:style style:name="P21" style:family="paragraph" style:parent-style-name="Text_20_body" style:list-style-name="L1">
      <style:text-properties officeooo:rsid="001e537a" officeooo:paragraph-rsid="0029be0f"/>
    </style:style>
    <style:style style:name="P22" style:family="paragraph" style:parent-style-name="Text_20_body" style:list-style-name="L2">
      <style:text-properties officeooo:rsid="001e537a" officeooo:paragraph-rsid="001e537a"/>
    </style:style>
    <style:style style:name="P23" style:family="paragraph" style:parent-style-name="Text_20_body" style:list-style-name="L3">
      <style:text-properties officeooo:rsid="001e537a" officeooo:paragraph-rsid="002b53fd"/>
    </style:style>
    <style:style style:name="P24" style:family="paragraph" style:parent-style-name="Text_20_body" style:list-style-name="L1">
      <style:text-properties officeooo:rsid="00269bf0" officeooo:paragraph-rsid="00269bf0"/>
    </style:style>
    <style:style style:name="P25" style:family="paragraph" style:parent-style-name="Text_20_body" style:list-style-name="L1">
      <style:text-properties officeooo:rsid="00269bf0" officeooo:paragraph-rsid="0029be0f"/>
    </style:style>
    <style:style style:name="P26" style:family="paragraph" style:parent-style-name="Text_20_body" style:list-style-name="L2">
      <style:text-properties officeooo:rsid="00269bf0" officeooo:paragraph-rsid="00269bf0"/>
    </style:style>
    <style:style style:name="P27" style:family="paragraph" style:parent-style-name="Text_20_body" style:list-style-name="L3">
      <style:text-properties officeooo:rsid="00269bf0" officeooo:paragraph-rsid="002fcc0b"/>
    </style:style>
    <style:style style:name="P28" style:family="paragraph" style:parent-style-name="Text_20_body" style:list-style-name="L3">
      <style:text-properties officeooo:rsid="00269bf0" officeooo:paragraph-rsid="0029be0f"/>
    </style:style>
    <style:style style:name="P29" style:family="paragraph" style:parent-style-name="Text_20_body" style:list-style-name="L3">
      <style:text-properties officeooo:paragraph-rsid="0029be0f"/>
    </style:style>
    <style:style style:name="P30" style:family="paragraph" style:parent-style-name="Text_20_body" style:list-style-name="L3">
      <style:text-properties officeooo:paragraph-rsid="002fcc0b"/>
    </style:style>
    <style:style style:name="P31" style:family="paragraph" style:parent-style-name="Text_20_body" style:list-style-name="L4">
      <style:text-properties officeooo:paragraph-rsid="0031df40"/>
    </style:style>
    <style:style style:name="P32" style:family="paragraph" style:parent-style-name="Text_20_body" style:list-style-name="L4">
      <style:text-properties officeooo:rsid="00328430" officeooo:paragraph-rsid="00328430"/>
    </style:style>
    <style:style style:name="P33" style:family="paragraph" style:parent-style-name="Text_20_body" style:list-style-name="L5">
      <style:text-properties officeooo:rsid="00328430" officeooo:paragraph-rsid="00328430"/>
    </style:style>
    <style:style style:name="P34" style:family="paragraph" style:parent-style-name="Text_20_body" style:list-style-name="L5">
      <style:text-properties officeooo:rsid="00328430" officeooo:paragraph-rsid="003d123b"/>
    </style:style>
    <style:style style:name="P35" style:family="paragraph" style:parent-style-name="Text_20_body" style:list-style-name="L4">
      <style:text-properties officeooo:rsid="0031df09" officeooo:paragraph-rsid="0031df09"/>
    </style:style>
    <style:style style:name="P36" style:family="paragraph" style:parent-style-name="Text_20_body" style:list-style-name="L4">
      <style:text-properties style:text-underline-style="none" officeooo:rsid="0031df40" officeooo:paragraph-rsid="0031df40"/>
    </style:style>
    <style:style style:name="P37" style:family="paragraph" style:parent-style-name="Text_20_body" style:list-style-name="L5">
      <style:text-properties officeooo:paragraph-rsid="003af5b5"/>
    </style:style>
    <style:style style:name="P38" style:family="paragraph" style:parent-style-name="Text_20_body" style:list-style-name="L6">
      <style:text-properties officeooo:paragraph-rsid="0034d8c9"/>
    </style:style>
    <style:style style:name="P39" style:family="paragraph" style:parent-style-name="Text_20_body" style:list-style-name="L6">
      <style:text-properties officeooo:rsid="0033a6f9" officeooo:paragraph-rsid="0033a6f9"/>
    </style:style>
    <style:style style:name="P40" style:family="paragraph" style:parent-style-name="Text_20_body" style:list-style-name="L6">
      <style:text-properties officeooo:rsid="0036c4ca" officeooo:paragraph-rsid="0036c4ca"/>
    </style:style>
    <style:style style:name="P41" style:family="paragraph" style:parent-style-name="Text_20_body" style:list-style-name="L6">
      <style:text-properties officeooo:rsid="0036c4ca" officeooo:paragraph-rsid="003af5b5"/>
    </style:style>
    <style:style style:name="P42" style:family="paragraph" style:parent-style-name="Text_20_body" style:list-style-name="L8">
      <style:text-properties officeooo:rsid="003ef514" officeooo:paragraph-rsid="003ef514"/>
    </style:style>
    <style:style style:name="P43" style:family="paragraph" style:parent-style-name="Text_20_body" style:list-style-name="L10">
      <style:text-properties officeooo:rsid="003ef514" officeooo:paragraph-rsid="003ef514"/>
    </style:style>
    <style:style style:name="P44" style:family="paragraph" style:parent-style-name="Text_20_body" style:list-style-name="L8">
      <style:text-properties officeooo:rsid="0040796d" officeooo:paragraph-rsid="0040796d"/>
    </style:style>
    <style:style style:name="P45" style:family="paragraph" style:parent-style-name="Text_20_body" style:list-style-name="L9">
      <style:text-properties officeooo:rsid="00469288" officeooo:paragraph-rsid="00469288"/>
    </style:style>
    <style:style style:name="P46" style:family="paragraph" style:parent-style-name="Text_20_body" style:list-style-name="L10">
      <style:text-properties officeooo:rsid="00438f67" officeooo:paragraph-rsid="00438f67"/>
    </style:style>
    <style:style style:name="P47" style:family="paragraph" style:parent-style-name="Text_20_body" style:list-style-name="L11">
      <style:text-properties officeooo:rsid="00438f67" officeooo:paragraph-rsid="00438f67"/>
    </style:style>
    <style:style style:name="P48" style:family="paragraph" style:parent-style-name="Text_20_body" style:list-style-name="L11">
      <style:text-properties officeooo:rsid="00438f67" officeooo:paragraph-rsid="0043c15e"/>
    </style:style>
    <style:style style:name="P49" style:family="paragraph" style:parent-style-name="Text_20_body" style:list-style-name="L11">
      <style:text-properties officeooo:rsid="004b3c40" officeooo:paragraph-rsid="004c02a3"/>
    </style:style>
    <style:style style:name="P50" style:family="paragraph" style:parent-style-name="Text_20_body" style:list-style-name="L11">
      <style:text-properties officeooo:rsid="00532dd7" officeooo:paragraph-rsid="00532dd7"/>
    </style:style>
    <style:style style:name="P51" style:family="paragraph" style:parent-style-name="Text_20_body" style:list-style-name="L11">
      <style:text-properties officeooo:rsid="004dc2b9" officeooo:paragraph-rsid="004dc2b9"/>
    </style:style>
    <style:style style:name="P52" style:family="paragraph" style:parent-style-name="Text_20_body" style:list-style-name="L11">
      <style:text-properties officeooo:rsid="0043c15e" officeooo:paragraph-rsid="0043c15e"/>
    </style:style>
    <style:style style:name="P53" style:family="paragraph" style:parent-style-name="Text_20_body" style:list-style-name="L11">
      <style:text-properties officeooo:rsid="004506a9" officeooo:paragraph-rsid="004506a9"/>
    </style:style>
    <style:style style:name="P54" style:family="paragraph" style:parent-style-name="Text_20_body" style:list-style-name="L11">
      <style:text-properties officeooo:rsid="0046fd4e" officeooo:paragraph-rsid="0046fd4e"/>
    </style:style>
    <style:style style:name="P55" style:family="paragraph" style:parent-style-name="Text_20_body" style:list-style-name="L11">
      <style:text-properties officeooo:rsid="00498768" officeooo:paragraph-rsid="00498768"/>
    </style:style>
    <style:style style:name="P56" style:family="paragraph" style:parent-style-name="Text_20_body" style:list-style-name="L11">
      <style:text-properties officeooo:rsid="0056c535" officeooo:paragraph-rsid="0056c535"/>
    </style:style>
    <style:style style:name="P57" style:family="paragraph" style:parent-style-name="Text_20_body" style:list-style-name="L11">
      <style:text-properties officeooo:rsid="0057a523" officeooo:paragraph-rsid="0057a523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</style:style>
    <style:style style:name="P6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537a"/>
    </style:style>
    <style:style style:name="T2" style:family="text">
      <style:text-properties officeooo:rsid="00209741"/>
    </style:style>
    <style:style style:name="T3" style:family="text">
      <style:text-properties officeooo:rsid="00214241"/>
    </style:style>
    <style:style style:name="T4" style:family="text">
      <style:text-properties officeooo:rsid="00232ad2"/>
    </style:style>
    <style:style style:name="T5" style:family="text">
      <style:text-properties officeooo:rsid="0025a8fc"/>
    </style:style>
    <style:style style:name="T6" style:family="text">
      <style:text-properties officeooo:rsid="00265184"/>
    </style:style>
    <style:style style:name="T7" style:family="text">
      <style:text-properties officeooo:rsid="00269bf0"/>
    </style:style>
    <style:style style:name="T8" style:family="text">
      <style:text-properties officeooo:rsid="00288dfd"/>
    </style:style>
    <style:style style:name="T9" style:family="text">
      <style:text-properties officeooo:rsid="0029ba2e"/>
    </style:style>
    <style:style style:name="T10" style:family="text">
      <style:text-properties officeooo:rsid="0029be0f"/>
    </style:style>
    <style:style style:name="T11" style:family="text">
      <style:text-properties officeooo:rsid="002b53fd"/>
    </style:style>
    <style:style style:name="T12" style:family="text">
      <style:text-properties officeooo:rsid="002cc740"/>
    </style:style>
    <style:style style:name="T13" style:family="text">
      <style:text-properties officeooo:rsid="002e86ce"/>
    </style:style>
    <style:style style:name="T14" style:family="text">
      <style:text-properties officeooo:rsid="002f7f18"/>
    </style:style>
    <style:style style:name="T15" style:family="text">
      <style:text-properties officeooo:rsid="002fcc0b"/>
    </style:style>
    <style:style style:name="T16" style:family="text">
      <style:text-properties officeooo:rsid="0031df09"/>
    </style:style>
    <style:style style:name="T17" style:family="text">
      <style:text-properties officeooo:rsid="0031df40"/>
    </style:style>
    <style:style style:name="T18" style:family="text">
      <style:text-properties style:font-name="Liberation Sans3" fo:font-size="28pt" fo:font-weight="bold" officeooo:rsid="00328430" style:font-name-asian="Noto Sans CJK SC" style:font-size-asian="28pt" style:font-weight-asian="bold" style:font-name-complex="Lohit Devanagari1" style:font-size-complex="28pt" style:font-weight-complex="bold"/>
    </style:style>
    <style:style style:name="T19" style:family="text">
      <style:text-properties officeooo:rsid="0033a6f9"/>
    </style:style>
    <style:style style:name="T20" style:family="text">
      <style:text-properties officeooo:rsid="0034d8c9"/>
    </style:style>
    <style:style style:name="T21" style:family="text">
      <style:text-properties officeooo:rsid="003b0e77"/>
    </style:style>
    <style:style style:name="T22" style:family="text">
      <style:text-properties officeooo:rsid="003c80c4"/>
    </style:style>
    <style:style style:name="T23" style:family="text">
      <style:text-properties officeooo:rsid="003d123b"/>
    </style:style>
    <style:style style:name="T24" style:family="text">
      <style:text-properties officeooo:rsid="0040796d"/>
    </style:style>
    <style:style style:name="T25" style:family="text">
      <style:text-properties officeooo:rsid="0041c765"/>
    </style:style>
    <style:style style:name="T26" style:family="text">
      <style:text-properties officeooo:rsid="00433b5f"/>
    </style:style>
    <style:style style:name="T27" style:family="text">
      <style:text-properties officeooo:rsid="00435be6"/>
    </style:style>
    <style:style style:name="T28" style:family="text">
      <style:text-properties officeooo:rsid="00438f67"/>
    </style:style>
    <style:style style:name="T29" style:family="text">
      <style:text-properties officeooo:rsid="0043c15e"/>
    </style:style>
    <style:style style:name="T30" style:family="text">
      <style:text-properties officeooo:rsid="004506a9"/>
    </style:style>
    <style:style style:name="T31" style:family="text">
      <style:text-properties officeooo:rsid="004658b6"/>
    </style:style>
    <style:style style:name="T32" style:family="text">
      <style:text-properties officeooo:rsid="004ae77f"/>
    </style:style>
    <style:style style:name="T33" style:family="text">
      <style:text-properties officeooo:rsid="004c02a3"/>
    </style:style>
    <style:style style:name="T34" style:family="text">
      <style:text-properties officeooo:rsid="004e5b10"/>
    </style:style>
    <style:style style:name="T35" style:family="text">
      <style:text-properties officeooo:rsid="004f945f"/>
    </style:style>
    <style:style style:name="T36" style:family="text">
      <style:text-properties officeooo:rsid="00502437"/>
    </style:style>
    <style:style style:name="T37" style:family="text">
      <style:text-properties officeooo:rsid="0052c42b"/>
    </style:style>
    <style:style style:name="T38" style:family="text">
      <style:text-properties officeooo:rsid="00535415"/>
    </style:style>
    <style:style style:name="T39" style:family="text">
      <style:text-properties officeooo:rsid="0054a3bc"/>
    </style:style>
    <style:style style:name="T40" style:family="text">
      <style:text-properties officeooo:rsid="00558838"/>
    </style:style>
    <style:style style:name="T41" style:family="text">
      <style:text-properties officeooo:rsid="0056c535"/>
    </style:style>
    <style:style style:name="T42" style:family="text">
      <style:text-properties officeooo:rsid="00598941"/>
    </style:style>
    <style:style style:name="T43" style:family="text">
      <style:text-properties officeooo:rsid="005b058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1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5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067cm" fo:min-width="3.6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633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67cm" fo:min-width="3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Diamond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Diamon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Triangle_20_unfilled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" svg:stroke-width="0cm" svg:stroke-color="#3465a4" draw:marker-start="Arrow" draw:marker-start-width="0.3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ke – <text:span text:style-name="T18">Website</text:span> Design</text:p>
      <text:h text:style-name="Heading_20_3" text:outline-level="3">Vision</text:h>
      <text:p text:style-name="P1">Help cyclists to track rides and maintenance, and information about bike bits.</text:p>
      <text:h text:style-name="Heading_20_3" text:outline-level="3">Objectives</text:h>
      <text:p text:style-name="P1">Keep a record of rides and mileage</text:p>
      <text:p text:style-name="P1">Schedule and record maintenance</text:p>
      <text:p text:style-name="P1">Keep the info you need about bike components</text:p>
      <text:h text:style-name="Heading_20_3" text:outline-level="3">Themes and sequence</text:h>
      <text:p text:style-name="P1">Record bikes, components and component types – done</text:p>
      <text:list xml:id="list278069403" text:style-name="L1">
        <text:list-item>
          <text:p text:style-name="P20">“<text:span text:style-name="T7">Add a bike” page</text:span></text:p>
        </text:list-item>
        <text:list-item>
          <text:p text:style-name="P20">“<text:span text:style-name="T7">Bikes” page</text:span></text:p>
        </text:list-item>
        <text:list-item>
          <text:p text:style-name="P24">“Add component” page</text:p>
        </text:list-item>
      </text:list>
      <text:p text:style-name="P1">Record rides <text:span text:style-name="T4">and</text:span> <text:span text:style-name="T4">odometer readings, and report</text:span> <text:span text:style-name="T4">year-to-date </text:span>mileage – <text:span text:style-name="T21">done</text:span></text:p>
      <text:list xml:id="list991251844" text:style-name="L2">
        <text:list-item>
          <text:p text:style-name="P22">“<text:span text:style-name="T7">Record a ride” page</text:span></text:p>
        </text:list-item>
        <text:list-item>
          <text:p text:style-name="P22">“<text:span text:style-name="T7">Odometer readings” page</text:span></text:p>
        </text:list-item>
        <text:list-item>
          <text:p text:style-name="P26">Auto calculation of “adustment ride” to fill distance gaps between odo readings</text:p>
        </text:list-item>
        <text:list-item>
          <text:p text:style-name="P26">Mileage summary” page – ytd, this month, this week. <text:s text:c="2"/>Vs last year?</text:p>
        </text:list-item>
        <text:list-item>
          <text:p text:style-name="P26">“Rides summary” page – selectable by bike &amp; dates<text:span text:style-name="T8">(week/month/year</text:span><text:span text:style-name="T9">)</text:span> with totals</text:p>
        </text:list-item>
      </text:list>
      <text:p text:style-name="P1">Record and report manually-entered maintenance needed &amp; done</text:p>
      <text:p text:style-name="P1"><text:span text:style-name="T6">Provide d</text:span>efault components for a bike <text:span text:style-name="T6">(wheels, chain, frame, tyres – the basis for maintenance)</text:span></text:p>
      <text:p text:style-name="P1">Record and report recurring maintenance needed &amp; done (by component type) - <text:span text:style-name="T22">done</text:span></text:p>
      <text:p text:style-name="P1">Improved reporting of components &amp; component types <text:span text:style-name="T2">(hierarchy) – </text:span><text:span text:style-name="T3">per bike &amp; those not on a bike.</text:span></text:p>
      <text:h text:style-name="Heading_20_3" text:outline-level="3">Job story-based design</text:h>
      <text:p text:style-name="P3">(Format: When I [circumstance], I want [solution capability] so that [need])</text:p>
      <text:p text:style-name="P2">Record bikes, components and component types – done</text:p>
      <text:list xml:id="list175754591675156" text:continue-list="list278069403" text:style-name="L1">
        <text:list-item>
          <text:p text:style-name="P21"><text:span text:style-name="T11">“</text:span><text:span text:style-name="T7">Add a bike” page.</text:span></text:p>
        </text:list-item>
        <text:list-item>
          <text:p text:style-name="P21">“<text:span text:style-name="T7">Bikes” page</text:span></text:p>
        </text:list-item>
        <text:list-item>
          <text:p text:style-name="P25">“Add component” page</text:p>
        </text:list-item>
      </text:list>
      <text:p text:style-name="P2"><text:soft-page-break/>Record rides <text:span text:style-name="T4">and</text:span> <text:span text:style-name="T4">odometer readings, and report</text:span> <text:span text:style-name="T4">year-to-date </text:span>mileage – <text:span text:style-name="T5">in progress</text:span></text:p>
      <text:list xml:id="list3084084894" text:style-name="L3">
        <text:list-item>
          <text:p text:style-name="P23"><text:span text:style-name="T10">When I </text:span><text:span text:style-name="T11">get back from a ride, tired and possibly wet, I want to quickly record the ride details (mileage, ascent, route details) [and maybe note any maintenance needed] before I switch off my </text:span><text:span text:style-name="T23">Garmin </text:span><text:span text:style-name="T11">and put the bike away, so I don’t have to remember the numbers till I get inside the house → </text:span>“<text:span text:style-name="T7">Record a ride” page</text:span></text:p>
        </text:list-item>
        <text:list-item>
          <text:p text:style-name="P29"><text:span text:style-name="T11">Periodically (for example monthly) I want to take down the odometer readings for all </text:span><text:span text:style-name="T13">the bikes I’ve ridden in the past month, </text:span><text:span text:style-name="T12">in the bike shed</text:span><text:span text:style-name="T11">, so I have an up-to-date mileage ridden figure → </text:span><text:span text:style-name="T1">“</text:span><text:span text:style-name="T7">Odometer readings” page</text:span></text:p>
        </text:list-item>
        <text:list-item>
          <text:p text:style-name="P30"><text:span text:style-name="T14">When I </text:span><text:span text:style-name="T15">check</text:span><text:span text:style-name="T14"> my monthly or annual mileage, I want to add an adjustment for the difference between odometer readings and the total of miles ridden on each bike, so I can check rides have been recorded against the right bike → </text:span></text:p>
          <text:list>
            <text:list-item>
              <text:p text:style-name="P27">Auto calculation of “adustment ride” to fill distance gaps between odo readings.</text:p>
            </text:list-item>
            <text:list-item>
              <text:p text:style-name="P28">Mileage summary” page – ytd, this month, this week. <text:s text:c="2"/>Vs last year.</text:p>
            </text:list-item>
            <text:list-item>
              <text:p text:style-name="P28">“Rides summary” page – selectable by bike &amp; dates<text:span text:style-name="T8">(week/month/year</text:span><text:span text:style-name="T9">)</text:span> with totals</text:p>
            </text:list-item>
          </text:list>
        </text:list-item>
      </text:list>
      <text:p text:style-name="P2">Record and report manually-entered maintenance needed &amp; done</text:p>
      <text:list xml:id="list2095123750" text:style-name="L4">
        <text:list-item>
          <text:p text:style-name="P32">Whenever I finish a ride, I want to be able to simply note down any maintenance needed on the bike I’ve just ridden while I’m recording the mileage, so I remember it later</text:p>
        </text:list-item>
        <text:list-item>
          <text:p text:style-name="P35">Whenever I access the website, I want to be reminded of upcoming &amp; due maintenance, so it gets done on time</text:p>
        </text:list-item>
        <text:list-item>
          <text:p text:style-name="P35">When I do some maintenance, I want to be able to record the mileage/date so I know how long till the next maintenance is due</text:p>
        </text:list-item>
        <text:list-item>
          <text:p text:style-name="P35">+ When I do some maintenance, I might want to look at the maintenance history <text:span text:style-name="T23">[for this component type]</text:span> to see how long the part lasted</text:p>
        </text:list-item>
      </text:list>
      <text:p text:style-name="P2"><text:span text:style-name="T6">Provide d</text:span>efault components for a bike <text:span text:style-name="T6">(wheels, chain, frame, tyres – the basis for maintenance)</text:span></text:p>
      <text:p text:style-name="P4">Record and report recurring maintenance needed &amp; done (by component type)</text:p>
      <text:list xml:id="list175753970851226" text:continue-numbering="true" text:style-name="L4">
        <text:list-item>
          <text:p text:style-name="P31"><text:span text:style-name="T16">When I record that I’ve done re</text:span><text:span text:style-name="T17">curring</text:span><text:span text:style-name="T16"> maintenance, I want the next maintenance action </text:span><text:span text:style-name="T17">in the series to be automatically scheduled</text:span></text:p>
        </text:list-item>
        <text:list-item>
          <text:p text:style-name="P36">When I add a component, I want to define the maintenance schedule at the same time (or possibly later), based on the component type, so that it gets maintained properly.</text:p>
        </text:list-item>
      </text:list>
      <text:p text:style-name="P2">Improved reporting of components &amp; component types <text:span text:style-name="T2">(hierarchy) – </text:span><text:span text:style-name="T3">per bike &amp; those not on a bike.</text:span></text:p>
      <text:h text:style-name="P13" text:outline-level="2"><text:soft-page-break/>Internal design</text:h>
      <text:h text:style-name="P14" text:outline-level="3">Maintenance recording &amp; prompting</text:h>
      <text:p text:style-name="P5">Panels (as part of web pages)</text:p>
      <text:list xml:id="list4682099" text:style-name="L5">
        <text:list-item>
          <text:p text:style-name="P33">Add needed maintenance task for a bike (record a ride page, record maintenance page)</text:p>
        </text:list-item>
        <text:list-item>
          <text:p text:style-name="P33">Display needed &amp; upcoming maintenance for a bike, or for all bikes (home page, bikes page, bike page)</text:p>
        </text:list-item>
        <text:list-item>
          <text:p text:style-name="P34">Display maintenance history for a bike, a <text:span text:style-name="T23">component</text:span>, <text:span text:style-name="T23">or a component type</text:span></text:p>
        </text:list-item>
        <text:list-item>
          <text:p text:style-name="P33">Add new regular maintenance task for a component (add a component, bike page, component page)</text:p>
        </text:list-item>
        <text:list-item>
          <text:p text:style-name="P33">Define generic (regular) maintenance task for a component type (add a component type, component type page) – this will create regular maintenance tasks for all components of that type</text:p>
        </text:list-item>
        <text:list-item>
          <text:p text:style-name="P37">Record completion of maintenance actio<text:span text:style-name="T23">n</text:span></text:p>
        </text:list-item>
      </text:list>
      <text:p text:style-name="P7">Upcoming maintenance:</text:p>
      <text:list xml:id="list2874041138" text:style-name="L6">
        <text:list-item>
          <text:p text:style-name="P39">Bike needs to track current mileage (calculated odo reading)</text:p>
        </text:list-item>
        <text:list-item>
          <text:p text:style-name="P38"><text:span text:style-name="T20">W</text:span><text:span text:style-name="T19">hen maint completed, Odo reading and date recorded, </text:span><text:span text:style-name="T20">and next scheduled odo or date recorded.</text:span></text:p>
        </text:list-item>
        <text:list-item>
          <text:p text:style-name="P40">When mileage adjustments made (rides, odo readings):</text:p>
          <text:list>
            <text:list-item>
              <text:p text:style-name="P40">mostly they will be in the present so will just affect the bike current mileage, which is “working as intended”. <text:s text:c="2"/></text:p>
            </text:list-item>
            <text:list-item>
              <text:p text:style-name="P41">When historic adjustments are made (affecting the mileage when prior maintenance was done): <text:s/>The current bike mileage will now be out of sync with the maintenance due mileage, if the adjustment comes after the latest completed maintenance. <text:s/>Options:</text:p>
              <text:list>
                <text:list-item>
                  <text:p text:style-name="P41">Accept that future maintenance will be scheduled for the wrong mileage </text:p>
                </text:list-item>
                <text:list-item>
                  <text:p text:style-name="P41">Display a warning that future scheduled maintenance may be affected (only if scheduled by mileage) but leave to the user to fix</text:p>
                </text:list-item>
                <text:list-item>
                  <text:p text:style-name="P41">Adjust the mileage for the previous maintenance and recalculate the maintenance due mileage.</text:p>
                </text:list-item>
              </text:list>
            </text:list-item>
          </text:list>
        </text:list-item>
      </text:list>
      <text:p text:style-name="Standard"/>
      <text:h text:style-name="P15" text:outline-level="3"><text:soft-page-break/>Maintenance - data model</text:h>
      <text:p text:style-name="P10"><draw:g text:anchor-type="as-char" svg:y="4.967cm" draw:z-index="0" draw:name="Shape1" draw:style-name="gr1"><draw:g draw:style-name="gr2"><draw:custom-shape draw:style-name="gr3" draw:text-style-name="P59" svg:width="4.181cm" svg:height="0.884cm" svg:x="11.25cm" svg:y="0cm"><text:p text:style-name="P58"><text:span text:style-name="T44">MaintInterval</text:span></text:p><draw:enhanced-geometry svg:viewBox="0 0 21600 21600" draw:type="rectangle" draw:enhanced-path="M 0 0 L 21600 0 21600 21600 0 21600 0 0 Z N"/></draw:custom-shape><draw:custom-shape draw:style-name="gr4" draw:text-style-name="P59" svg:width="4.181cm" svg:height="1.218cm" svg:x="11.25cm" svg:y="0.88cm"><text:p text:style-name="P58"><text:span text:style-name="T45">distance + units</text:span></text:p><text:p text:style-name="P58"><text:span text:style-name="T45">days interv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9" svg:width="4.181cm" svg:height="0.884cm" svg:x="11.25cm" svg:y="2.097cm"><text:p text:style-name="P58"><text:span text:style-name="T45">(methods)</text:span></text:p><draw:enhanced-geometry svg:viewBox="0 0 21600 21600" draw:type="rectangle" draw:enhanced-path="M 0 0 L 21600 0 21600 21600 0 21600 0 0 Z N"/></draw:custom-shape></draw:g><draw:g draw:style-name="gr2" xml:id="id2" draw:id="id2"><draw:custom-shape draw:style-name="gr5" draw:text-style-name="P59" svg:width="4.181cm" svg:height="0.883cm" svg:x="0cm" svg:y="5.031cm"><text:p text:style-name="P58"><text:span text:style-name="T44">ComponentType</text:span></text:p><draw:enhanced-geometry svg:viewBox="0 0 21600 21600" draw:type="rectangle" draw:enhanced-path="M 0 0 L 21600 0 21600 21600 0 21600 0 0 Z N"/></draw:custom-shape><draw:custom-shape draw:style-name="gr6" draw:text-style-name="P59" svg:width="4.181cm" svg:height="0.886cm" svg:x="0cm" svg:y="5.913cm"><text:p text:style-name="P58"><text:span text:style-name="T45">(data)</text:span></text:p><draw:enhanced-geometry svg:viewBox="0 0 21600 21600" draw:type="rectangle" draw:enhanced-path="M 0 0 L 21600 0 21600 21600 0 21600 0 0 Z N"/></draw:custom-shape><draw:custom-shape draw:style-name="gr5" draw:text-style-name="P59" svg:width="4.181cm" svg:height="0.883cm" svg:x="0cm" svg:y="6.798cm"><text:p text:style-name="P58"><text:span text:style-name="T45">(methods)</text:span></text:p><draw:enhanced-geometry svg:viewBox="0 0 21600 21600" draw:type="rectangle" draw:enhanced-path="M 0 0 L 21600 0 21600 21600 0 21600 0 0 Z N"/></draw:custom-shape></draw:g><draw:g draw:style-name="gr2" xml:id="id1" draw:id="id1"><draw:custom-shape draw:style-name="gr3" draw:text-style-name="P59" svg:width="4.181cm" svg:height="0.884cm" svg:x="0cm" svg:y="10.015cm"><text:p text:style-name="P58"><text:span text:style-name="T44">Component</text:span></text:p><draw:enhanced-geometry svg:viewBox="0 0 21600 21600" draw:type="rectangle" draw:enhanced-path="M 0 0 L 21600 0 21600 21600 0 21600 0 0 Z N"/></draw:custom-shape><draw:custom-shape draw:style-name="gr3" draw:text-style-name="P59" svg:width="4.181cm" svg:height="0.884cm" svg:x="0cm" svg:y="10.899cm"><text:p text:style-name="P58"><text:span text:style-name="T45">(data)</text:span></text:p><draw:enhanced-geometry svg:viewBox="0 0 21600 21600" draw:type="rectangle" draw:enhanced-path="M 0 0 L 21600 0 21600 21600 0 21600 0 0 Z N"/></draw:custom-shape><draw:custom-shape draw:style-name="gr5" draw:text-style-name="P59" svg:width="4.181cm" svg:height="0.883cm" svg:x="0cm" svg:y="11.783cm"><text:p text:style-name="P58"><text:span text:style-name="T45">(methods)</text:span></text:p><draw:enhanced-geometry svg:viewBox="0 0 21600 21600" draw:type="rectangle" draw:enhanced-path="M 0 0 L 21600 0 21600 21600 0 21600 0 0 Z N"/></draw:custom-shape></draw:g><draw:g draw:style-name="gr2" xml:id="id4" draw:id="id4"><draw:custom-shape draw:style-name="gr5" draw:text-style-name="P59" svg:width="4.181cm" svg:height="0.883cm" svg:x="6.918cm" svg:y="4.821cm"><text:p text:style-name="P58"><text:span text:style-name="T44">MaintType</text:span></text:p><draw:enhanced-geometry svg:viewBox="0 0 21600 21600" draw:type="rectangle" draw:enhanced-path="M 0 0 L 21600 0 21600 21600 0 21600 0 0 Z N"/></draw:custom-shape><draw:custom-shape draw:style-name="gr7" draw:text-style-name="P59" svg:width="4.181cm" svg:height="1.318cm" svg:x="6.918cm" svg:y="5.69cm"><text:p text:style-name="P58"><text:span text:style-name="T45">Description</text:span></text:p><text:p text:style-name="P58"><text:span text:style-name="T45">recurring: bool</text:span></text:p><draw:enhanced-geometry svg:viewBox="0 0 21600 21600" draw:type="rectangle" draw:enhanced-path="M 0 0 L 21600 0 21600 21600 0 21600 0 0 Z N"/></draw:custom-shape><draw:custom-shape draw:style-name="gr5" draw:text-style-name="P59" svg:width="4.181cm" svg:height="0.883cm" svg:x="6.918cm" svg:y="7.008cm"><text:p text:style-name="P58"><text:span text:style-name="T45">(methods)</text:span></text:p><draw:enhanced-geometry svg:viewBox="0 0 21600 21600" draw:type="rectangle" draw:enhanced-path="M 0 0 L 21600 0 21600 21600 0 21600 0 0 Z N"/></draw:custom-shape></draw:g><draw:g draw:style-name="gr2" xml:id="id3" draw:id="id3"><draw:custom-shape draw:style-name="gr3" draw:text-style-name="P59" svg:width="4.181cm" svg:height="0.884cm" svg:x="11.25cm" svg:y="10.015cm"><text:p text:style-name="P58"><text:span text:style-name="T44">MaintAction</text:span></text:p><draw:enhanced-geometry svg:viewBox="0 0 21600 21600" draw:type="rectangle" draw:enhanced-path="M 0 0 L 21600 0 21600 21600 0 21600 0 0 Z N"/></draw:custom-shape><draw:custom-shape draw:style-name="gr3" draw:text-style-name="P59" svg:width="4.181cm" svg:height="0.884cm" svg:x="11.25cm" svg:y="10.899cm"><text:p text:style-name="P58"><text:span text:style-name="T45">(data)</text:span></text:p><draw:enhanced-geometry svg:viewBox="0 0 21600 21600" draw:type="rectangle" draw:enhanced-path="M 0 0 L 21600 0 21600 21600 0 21600 0 0 Z N"/></draw:custom-shape><draw:custom-shape draw:style-name="gr5" draw:text-style-name="P59" svg:width="4.181cm" svg:height="0.883cm" svg:x="11.25cm" svg:y="11.783cm"><text:p text:style-name="P58"><text:span text:style-name="T45">(methods)</text:span></text:p><draw:enhanced-geometry svg:viewBox="0 0 21600 21600" draw:type="rectangle" draw:enhanced-path="M 0 0 L 21600 0 21600 21600 0 21600 0 0 Z N"/></draw:custom-shape></draw:g><draw:g draw:style-name="gr2"><draw:custom-shape draw:style-name="gr8" draw:text-style-name="P59" svg:width="4.183cm" svg:height="0.884cm" svg:x="6.95cm" svg:y="14.78cm"><text:p text:style-name="P58"><text:span text:style-name="T44">MaintActionHist</text:span></text:p><draw:enhanced-geometry svg:viewBox="0 0 21600 21600" draw:type="rectangle" draw:enhanced-path="M 0 0 L 21600 0 21600 21600 0 21600 0 0 Z N"/></draw:custom-shape><draw:custom-shape draw:style-name="gr9" draw:text-style-name="P59" svg:width="4.183cm" svg:height="1.618cm" svg:x="6.95cm" svg:y="15.663cm"><text:p text:style-name="P58"><text:span text:style-name="T45">Description</text:span></text:p><text:p text:style-name="P58"><text:span text:style-name="T45">distance + units</text:span></text:p><text:p text:style-name="P58"><text:span text:style-name="T45">date</text:span></text:p><draw:enhanced-geometry svg:viewBox="0 0 21600 21600" draw:type="rectangle" draw:enhanced-path="M 0 0 L 21600 0 21600 21600 0 21600 0 0 Z N"/></draw:custom-shape><draw:custom-shape draw:style-name="gr8" draw:text-style-name="P59" svg:width="4.183cm" svg:height="0.884cm" svg:x="6.95cm" svg:y="17.277cm"><text:p text:style-name="P58"><text:span text:style-name="T45">(methods)</text:span></text:p><draw:enhanced-geometry svg:viewBox="0 0 21600 21600" draw:type="rectangle" draw:enhanced-path="M 0 0 L 21600 0 21600 21600 0 21600 0 0 Z N"/></draw:custom-shape></draw:g><draw:connector draw:style-name="gr10" draw:text-style-name="P60" draw:type="line" svg:x1="2.09cm" svg:y1="10.015cm" svg:x2="2.09cm" svg:y2="7.68cm" draw:start-shape="id1" draw:start-glue-point="0" draw:end-shape="id2" draw:end-glue-point="2" svg:d="M2090 14982v-2335" svg:viewBox="0 0 2 2337"><text:p/></draw:connector><draw:connector draw:style-name="gr11" draw:text-style-name="P60" draw:type="line" svg:x1="9.04cm" svg:y1="14.78cm" svg:x2="2.09cm" svg:y2="12.665cm" draw:end-shape="id1" draw:end-glue-point="2" svg:d="M9040 19747l-6950-2115" svg:viewBox="0 0 6951 2117"><text:p/></draw:connector><draw:connector draw:style-name="gr10" draw:text-style-name="P60" draw:type="line" svg:x1="13.34cm" svg:y1="10.015cm" svg:x2="9.008cm" svg:y2="7.89cm" draw:start-shape="id3" draw:start-glue-point="0" draw:end-shape="id4" draw:end-glue-point="2" svg:d="M13340 14982l-4332-2125" svg:viewBox="0 0 4334 2127"><text:p/></draw:connector><draw:connector draw:style-name="gr12" draw:text-style-name="P60" xml:id="id5" draw:id="id5" draw:type="line" svg:x1="13.34cm" svg:y1="10.015cm" svg:x2="13.34cm" svg:y2="2.983cm" draw:start-shape="id3" draw:start-glue-point="0" svg:d="M13340 14982v-7032" svg:viewBox="0 0 2 7034"><text:p/></draw:connector><draw:connector draw:style-name="gr12" draw:text-style-name="P60" draw:type="line" svg:x1="9.008cm" svg:y1="4.821cm" svg:x2="13.34cm" svg:y2="2.983cm" draw:start-shape="id4" draw:start-glue-point="0" draw:end-shape="id5" draw:end-glue-point="3" svg:d="M9008 9788l4332-1838" svg:viewBox="0 0 4334 1840"><text:p/></draw:connector><draw:connector draw:style-name="gr11" draw:text-style-name="P60" draw:type="line" svg:x1="6.918cm" svg:y1="6.355cm" svg:x2="4.18cm" svg:y2="6.355cm" draw:start-shape="id4" draw:start-glue-point="3" draw:end-shape="id2" draw:end-glue-point="1" svg:d="M6918 11322h-2738" svg:viewBox="0 0 2739 2"><text:p/></draw:connector><draw:connector draw:style-name="gr11" draw:text-style-name="P60" draw:type="line" svg:x1="11.25cm" svg:y1="11.34cm" svg:x2="4.18cm" svg:y2="11.34cm" draw:start-shape="id3" draw:start-glue-point="3" draw:end-shape="id1" draw:end-glue-point="1" svg:d="M11250 16307h-7070" svg:viewBox="0 0 7071 2"><text:p/></draw:connector><draw:connector draw:style-name="gr13" draw:text-style-name="P62" draw:type="line" svg:x1="13.34cm" svg:y1="12.665cm" svg:x2="9.04cm" svg:y2="14.78cm" draw:start-shape="id3" draw:start-glue-point="2" svg:d="M13340 17632l-4300 2115" svg:viewBox="0 0 4302 2117"><text:p text:style-name="P61"><text:span text:style-name="T46">(instantiated from)</text:span></text:p></draw:connector></draw:g></text:p>
      <text:h text:style-name="P15" text:outline-level="3"><text:soft-page-break/>Maintenance - use cases</text:h>
      <text:p text:style-name="P6"/>
      <text:list xml:id="list2152516091" text:style-name="L7">
        <text:list-item>
          <text:p text:style-name="P17">Add maintenance types to component type. <text:s text:c="2"/>Add a maintenance type and maintenance interval so it is automatically added to all components of this type. <text:s/>Prompt whether to add to pre-existing components of this type.</text:p>
        </text:list-item>
        <text:list-item>
          <text:p text:style-name="P17">Create component from component type. <text:s text:c="2"/>Maintenance actions are automatically created from the component type’s maintenance types.</text:p>
        </text:list-item>
        <text:list-item>
          <text:p text:style-name="P17">Add maintenance action for component. <text:s text:c="2"/>Add a specific maintenance action for this component (not from component type).</text:p>
        </text:list-item>
        <text:list-item>
          <text:p text:style-name="P17">Mark maintenance action as complete. <text:s text:c="2"/>Record date / mileage &amp; notes in the maintenance history. <text:s text:c="2"/>A non-recurring maint action will be closed at this point, whereas a recurring action will be left open.</text:p>
        </text:list-item>
        <text:list-item>
          <text:p text:style-name="P17">Review upcoming maintenance. <text:s text:c="2"/>Show due maintenance within the next 10 days or 100 miles (customisable in settings).</text:p>
        </text:list-item>
        <text:list-item>
          <text:p text:style-name="P17">Review maintenance history with date and/or mileage.</text:p>
        </text:list-item>
        <text:list-item>
          <text:p text:style-name="P17">Change maintenance type for a component type. <text:s text:c="2"/>?? change maintenace action for all existing components?</text:p>
        </text:list-item>
        <text:list-item>
          <text:p text:style-name="P17">Change maintenance action for a component. <text:s/>Maintenance history entries are not updated.</text:p>
        </text:list-item>
        <text:list-item>
          <text:p text:style-name="P17">Change maintenance history for a component.</text:p>
        </text:list-item>
        <text:list-item>
          <text:p text:style-name="P18">Delete maintenance type for a component type. <text:s/>Prompt whether to delete maintenance actions for existing components.</text:p>
        </text:list-item>
        <text:list-item>
          <text:p text:style-name="P18">Delete maintenance action for a component. <text:s text:c="2"/>Maintenance history entries are not updated</text:p>
        </text:list-item>
        <text:list-item>
          <text:p text:style-name="P18">Delete maintenance history entry for a component.</text:p>
        </text:list-item>
        <text:list-item>
          <text:p text:style-name="P19">View mileage for component (including mileage on previous bikes).</text:p>
        </text:list-item>
      </text:list>
      <text:p text:style-name="P8"/>
      <text:h text:style-name="P16" text:outline-level="3">Component mileage/distance tracking</text:h>
      <text:p text:style-name="P9">When I consider replacing or scrapping a component, I want to know the distance it has done, including mileage on previous bikes. <text:s text:c="2"/>This is a specific query and should not impact performance of other day-to-day website functions.</text:p>
      <text:p text:style-name="P9">Stored Data (for Component):</text:p>
      <text:list xml:id="list3070020840" text:style-name="L8">
        <text:list-item>
          <text:p text:style-name="P42">Previous_distance (on other bikes): float</text:p>
        </text:list-item>
        <text:list-item>
          <text:p text:style-name="P42">Starting_<text:span text:style-name="T27">odo</text:span> (when put on this bike): float</text:p>
        </text:list-item>
        <text:list-item>
          <text:p text:style-name="P44">This data is always stored in the same units as <text:span text:style-name="T26">B</text:span><text:span text:style-name="T25">ike</text:span>.current_<text:span text:style-name="T25">odo (which is always the same as </text:span><text:span text:style-name="T26">P</text:span><text:span text:style-name="T25">references.distance_units</text:span></text:p>
        </text:list-item>
      </text:list>
      <text:p text:style-name="P12">New Model: <text:s/><text:span text:style-name="T32">Replacement Action</text:span> History (subclass of Maintenance <text:span text:style-name="T32">Action</text:span> History):</text:p>
      <text:list xml:id="list1072312462" text:style-name="L9">
        <text:list-item>
          <text:p text:style-name="P45">stores Replaced Component in addition to other info</text:p>
        </text:list-item>
      </text:list>
      <text:p text:style-name="P9">Calculated data (for Component):</text:p>
      <text:list xml:id="list3180887767" text:style-name="L10">
        <text:list-item>
          <text:p text:style-name="P43">Current_<text:span text:style-name="T24">distanc</text:span>e: calculated as previous_<text:span text:style-name="T24">distanc</text:span>e – (starting_<text:span text:style-name="T27">odo</text:span> + bike.current_<text:span text:style-name="T27">odo</text:span>). <text:s text:c="2"/><text:span text:style-name="T28">If the component is not attached to a bike (even through a parent component), then the current_distance is simply = previous_distance</text:span></text:p>
        </text:list-item>
        <text:list-item>
          <text:p text:style-name="P46">This info is a bit expensive to calculate so should not be used in views of multiple components.</text:p>
        </text:list-item>
      </text:list>
      <text:p text:style-name="P11"><text:soft-page-break/>Use cases:</text:p>
      <text:list xml:id="list2679995430" text:style-name="L11">
        <text:list-item>
          <text:p text:style-name="P49">Create Component: <text:s/><text:span text:style-name="T29">Copy bike.current_odo to starting_odo </text:span><text:span text:style-name="T33">[implemented in Model.save() method]</text:span></text:p>
        </text:list-item>
        <text:list-item>
          <text:p text:style-name="P47">Move Component: <text:span text:style-name="T29">copy current_distance to previous_distance before move. <text:s/>After move, update starting_odo as for Add Component <text:s/></text:span><text:span text:style-name="T34">[implemented in Component.update_bike_info, called from </text:span><text:span text:style-name="T35">form.is_valid()</text:span><text:span text:style-name="T34">]</text:span></text:p>
        </text:list-item>
        <text:list-item>
          <text:p text:style-name="P50">Move <text:span text:style-name="T38">sub-c</text:span>omponent between parent components: as above!!! <text:span text:style-name="T39">[impl</text:span><text:span text:style-name="T41">e</text:span><text:span text:style-name="T39">mement</text:span><text:span text:style-name="T40">ed</text:span><text:span text:style-name="T39"> as above]</text:span></text:p>
        </text:list-item>
        <text:list-item>
          <text:p text:style-name="P51">Also apply the above logic to all sub-components <text:s/><text:span text:style-name="T36">[implemented in Component.update_subcomponent_distances()]</text:span></text:p>
        </text:list-item>
        <text:list-item>
          <text:p text:style-name="P48">Replace Component <text:span text:style-name="T42">(button on Maint Action page)</text:span>:</text:p>
          <text:list>
            <text:list-item>
              <text:p text:style-name="P52">Clone the component to make a new one with starting_odo = current_distance <text:span text:style-name="T37">(including all sub-components)</text:span></text:p>
            </text:list-item>
            <text:list-item>
              <text:p text:style-name="P57">Ask which sub-components are to be replaced <text:span text:style-name="T42">(if any)</text:span></text:p>
            </text:list-item>
            <text:list-item>
              <text:p text:style-name="P48">“<text:span text:style-name="T29">Retire” old component by moving it to “no bike” (updating current_distance as in Move Component)</text:span></text:p>
            </text:list-item>
            <text:list-item>
              <text:p text:style-name="P48">? <text:span text:style-name="T30">Move maintenance activities to the cloned component</text:span></text:p>
            </text:list-item>
            <text:list-item>
              <text:p text:style-name="P53">Create a <text:span text:style-name="T31">M</text:span>aintenance History Replacement activity to reflect the replacement, <text:span text:style-name="T31">linking to the replaced component.</text:span></text:p>
            </text:list-item>
          </text:list>
        </text:list-item>
        <text:list-item>
          <text:p text:style-name="P54">Complete Maintenance Activity: <text:s/>Check if the word Replace is used in the comments or title. <text:s text:c="2"/>If so, prompt whether this is a replacement &amp; trigger Replace Component</text:p>
        </text:list-item>
        <text:list-item>
          <text:p text:style-name="P55">Change preferences.distance_units: <text:s text:c="2"/>update current_distance and previous_distance to new units</text:p>
        </text:list-item>
        <text:list-item>
          <text:p text:style-name="P56">View (sub)-components. <text:s text:c="2"/>By default, don’t show “re<text:span text:style-name="T42">plac</text:span>ed” components. <text:s text:c="2"/><text:span text:style-name="T43">If they are shown, parentage and mileage calculation are worked out differently than active componen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2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2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on Lambourn</meta:initial-creator>
    <meta:creation-date>2020-06-06T18:55:00.343019465</meta:creation-date>
    <dc:date>2022-09-28T17:57:52.759764242</dc:date>
    <dc:creator>Simon Lambourn</dc:creator>
    <meta:editing-duration>PT8H56M11S</meta:editing-duration>
    <meta:editing-cycles>51</meta:editing-cycles>
    <meta:generator>LibreOffice/7.3.5.2$Linux_X86_64 LibreOffice_project/30$Build-2</meta:generator>
    <meta:document-statistic meta:table-count="0" meta:image-count="0" meta:object-count="0" meta:page-count="6" meta:paragraph-count="104" meta:word-count="1418" meta:character-count="8838" meta:non-whitespace-character-count="7529"/>
  </office:meta>
</office:document-meta>
</file>